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MSans10-Oblique" svg:font-family="LMSans10-Oblique" style:font-family-generic="swiss"/>
    <style:font-face style:name="LMSans10-Regular" svg:font-family="LM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LMSans10-Regular" fo:font-size="11pt" style:font-name-asian="LMSans10-Regular" style:font-size-asian="11pt" style:font-name-complex="LMSans10-Regular" style:font-size-complex="11pt"/>
    </style:style>
    <style:style style:name="P3" style:family="paragraph" style:parent-style-name="Standard" style:list-style-name="L2"/>
    <style:style style:name="P4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L3">
      <style:text-properties fo:font-size="11pt" style:font-size-asian="11pt" style:font-size-complex="11pt"/>
    </style:style>
    <style:style style:name="P7" style:family="paragraph" style:parent-style-name="Standard" style:list-style-name="L4">
      <style:text-properties fo:font-size="11pt" style:font-size-asian="11pt" style:font-size-complex="11pt"/>
    </style:style>
    <style:style style:name="P8" style:family="paragraph" style:parent-style-name="Standard" style:list-style-name="L5">
      <style:text-properties fo:font-size="11pt" style:font-size-asian="11pt" style:font-size-complex="11pt"/>
    </style:style>
    <style:style style:name="P9" style:family="paragraph" style:parent-style-name="Standard" style:list-style-name="L6">
      <style:text-properties fo:font-size="11pt" style:font-size-asian="11pt" style:font-size-complex="11pt"/>
    </style:style>
    <style:style style:name="P10" style:family="paragraph" style:parent-style-name="Standard" style:list-style-name="L7">
      <style:text-properties fo:font-size="11pt" style:font-size-asian="11pt" style:font-size-complex="11pt"/>
    </style:style>
    <style:style style:name="P11" style:family="paragraph" style:parent-style-name="Standard" style:list-style-name="L8">
      <style:text-properties fo:font-size="11pt" style:font-size-asian="11pt" style:font-size-complex="11pt"/>
    </style:style>
    <style:style style:name="P12" style:family="paragraph" style:parent-style-name="Standard" style:list-style-name="L9">
      <style:text-properties fo:font-size="11pt" style:font-size-asian="11pt" style:font-size-complex="11pt"/>
    </style:style>
    <style:style style:name="P13" style:family="paragraph" style:parent-style-name="Standard" style:list-style-name="L12">
      <style:text-properties fo:font-size="11pt" style:font-size-asian="11pt" style:font-size-complex="11pt"/>
    </style:style>
    <style:style style:name="P14" style:family="paragraph" style:parent-style-name="Standard" style:list-style-name="L12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3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5"/>
    <style:style style:name="P21" style:family="paragraph" style:parent-style-name="Standard" style:list-style-name="L16"/>
    <style:style style:name="P22" style:family="paragraph" style:parent-style-name="Standard" style:list-style-name="L16">
      <style:text-properties fo:font-weight="bold" style:font-weight-asian="bold" style:font-weight-complex="bold"/>
    </style:style>
    <style:style style:name="P23" style:family="paragraph" style:parent-style-name="Standard" style:list-style-name="L17">
      <style:text-properties fo:font-weight="bold" style:font-weight-asian="bold" style:font-weight-complex="bold"/>
    </style:style>
    <style:style style:name="P24" style:family="paragraph" style:parent-style-name="Standard" style:list-style-name="L17"/>
    <style:style style:name="T1" style:family="text">
      <style:text-properties style:font-name="LMSans10-Oblique" fo:font-style="italic" style:font-name-asian="LMSans10-Oblique" style:font-style-asian="italic" style:font-name-complex="LMSans10-Oblique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 obsahuje:</text:p>
      <text:list xml:id="list5943479082151339617" text:style-name="L1">
        <text:list-item>
          <text:p text:style-name="P1">čítač instrukcí</text:p>
        </text:list-item>
        <text:list-item>
          <text:p text:style-name="P1">zásobník</text:p>
        </text:list-item>
        <text:list-item>
          <text:p text:style-name="P1">datovou sekci</text:p>
        </text:list-item>
        <text:list-item>
          <text:p text:style-name="P1">program</text:p>
        </text:list-item>
        <text:list-item>
          <text:p text:style-name="P1"/>
        </text:list-item>
        <text:list-item>
          <text:p text:style-name="P1">kontext – stav procesoru definovaný registry a obsahem paměti</text:p>
        </text:list-item>
        <text:list-item>
          <text:p text:style-name="P1">Vlastníka a práva (permissions) – určuje kdo ho spusil, a jaké oprávnění má (co může spouštět a pod)</text:p>
        </text:list-item>
        <text:list-item>
          <text:p text:style-name="P1">obsah zásobníku</text:p>
        </text:list-item>
        <text:list-item>
          <text:p text:style-name="P1">Procesy jsou řízeny operačním systémem</text:p>
        </text:list-item>
      </text:list>
      <text:p text:style-name="Standard"/>
      <text:p text:style-name="Standard"/>
      <text:p text:style-name="Standard"/>
      <text:p text:style-name="Standard">Proces:</text:p>
      <text:p text:style-name="P2">Instance bežícího programu – objekt pracující podle kódu programu, má vlastní adresní pametový prostor, využívá prostredky jádra a komunikuje s ostatními procesy.</text:p>
      <text:p text:style-name="Standard"/>
      <text:p text:style-name="Standard">V UNIXU:</text:p>
      <text:list xml:id="list477418592397904359" text:style-name="L2">
        <text:list-item>
          <text:p text:style-name="P3">jednoznacná identifikace procesu pomocí <text:span text:style-name="T1">process id </text:span>(PID)</text:p>
        </text:list-item>
        <text:list-item>
          <text:p text:style-name="P3">každý proces má svého rodice</text:p>
          <text:list>
            <text:list-item>
              <text:p text:style-name="P3"><text:span text:style-name="T2">výjimkou je pouze proces </text:span><text:span text:style-name="T3">init</text:span></text:p>
            </text:list-item>
            <text:list-item>
              <text:p text:style-name="P3"><text:span text:style-name="T2">struktura procesu má podobu stromu s kořenem v podobe procesu </text:span><text:span text:style-name="T3">init</text:span></text:p>
            </text:list-item>
          </text:list>
        </text:list-item>
      </text:list>
      <text:p text:style-name="P4"/>
      <text:p text:style-name="P5">Meziprocesová komunikace</text:p>
      <text:list xml:id="list6244458777970001108" text:style-name="L3">
        <text:list-item>
          <text:p text:style-name="P6">Roury </text:p>
          <text:list>
            <text:list-item>
              <text:p text:style-name="P6">anonymní, nebo pojmenované (Linux)</text:p>
            </text:list-item>
            <text:list-item>
              <text:p text:style-name="P6">jednosměrný proud bajtů mezi dvěma konci</text:p>
            </text:list-item>
            <text:list-item>
              <text:p text:style-name="P6">anonymní roury jsou určeny pouzepro přúbuzné procesy</text:p>
            </text:list-item>
          </text:list>
        </text:list-item>
        <text:list-item>
          <text:p text:style-name="P6">D-bus (unix)</text:p>
          <text:list>
            <text:list-item>
              <text:p text:style-name="P6">kounikace pomocí zasílání zpráv</text:p>
            </text:list-item>
          </text:list>
        </text:list-item>
        <text:list-item>
          <text:p text:style-name="P6">Sdílená paměť</text:p>
          <text:list>
            <text:list-item>
              <text:p text:style-name="P6">Jeden proces alokuje paměť ostatní k ní už pouze přistupují</text:p>
            </text:list-item>
            <text:list-item>
              <text:p text:style-name="P15"><text:span text:style-name="T2">o </text:span><text:span text:style-name="T4">synchronizaci</text:span><text:span text:style-name="T2"> se starají </text:span><text:span text:style-name="T4">procesy</text:span><text:span text:style-name="T2">!!!</text:span></text:p>
            </text:list-item>
            <text:list-item>
              <text:p text:style-name="P6">Princip (Linux):</text:p>
            </text:list-item>
          </text:list>
        </text:list-item>
      </text:list>
      <text:list xml:id="list1288403982129399734" text:style-name="L4">
        <text:list-item>
          <text:p text:style-name="P7">jeden z procesu alokuje segment pameti požadované velikosti pro konkrétní klíc</text:p>
        </text:list-item>
        <text:list-item>
          <text:p text:style-name="P7">ostatní procesy se k alokovanému segmentu pripojují – musí znát identifikátor segmentu, který získají bud predáním ID nebo pomocí klíce a shmget()</text:p>
        </text:list-item>
        <text:list-item>
          <text:p text:style-name="P7">po skoncení práce se všechny procesy odpojí od alokovaného segmentu</text:p>
        </text:list-item>
        <text:list-item>
          <text:p text:style-name="P7">jeden z procesu pamet nakonec dealokuje</text:p>
        </text:list-item>
      </text:list>
      <text:list xml:id="list31713310" text:continue-list="list6244458777970001108" text:style-name="L3">
        <text:list-item>
          <text:p text:style-name="P6">Sockety – síťová komunikace</text:p>
        </text:list-item>
        <text:list-item>
          <text:p text:style-name="P6">dočasné soubory</text:p>
        </text:list-item>
        <text:list-item>
          <text:p text:style-name="P6"/>
        </text:list-item>
      </text:list>
      <text:p text:style-name="P5"/>
      <text:p text:style-name="P5"/>
      <text:p text:style-name="P5">Vlákna</text:p>
      <text:list xml:id="list3224724325888728095" text:style-name="L5">
        <text:list-item>
          <text:p text:style-name="P8">Objekt pracující podle kódu programu, který je ale soucástí procesu a sdílí jeho prostredky s ostatními vlákny procesu.</text:p>
        </text:list-item>
      </text:list>
      <text:list xml:id="list4416049392467398307" text:style-name="L6">
        <text:list-item>
          <text:p text:style-name="P9">Z hlediska jádra je duležitý pojem úloha - pro ni se plánuje cas CPU - úlohou je každé vlákno procesu (mapování 1:1) a každý proces má alespon jedno vlákno.</text:p>
        </text:list-item>
        <text:list-item>
          <text:p text:style-name="P9">Vlákno je abstrakcí toku výpoctu – aktivity procesu. Jde o samostatne proveditelný tok instrukcí, který lze využít ke strukturování programu.</text:p>
        </text:list-item>
        <text:list-item>
          <text:p text:style-name="P9">Co se životního cyklu týce, jsou na tom vlákna stejne jako procesy.</text:p>
        </text:list-item>
        <text:list-item>
          <text:p text:style-name="P9"><text:soft-page-break/>Z pohledu programátora jde o funkci, která beží samostatne v rámci procesu. Tyto funkce beží v rámci programu soubežne.</text:p>
        </text:list-item>
      </text:list>
      <text:p text:style-name="P5">Vlákna jako nástroj pro</text:p>
      <text:list xml:id="list107220907513484130" text:style-name="L7">
        <text:list-item>
          <text:p text:style-name="P10">load balancing</text:p>
        </text:list-item>
        <text:list-item>
          <text:p text:style-name="P10">rozdelení problému a urychlení výpoctu</text:p>
        </text:list-item>
        <text:list-item>
          <text:p text:style-name="P10">komunikace (interakce s uživatelem)</text:p>
        </text:list-item>
        <text:list-item>
          <text:p text:style-name="P10">pokracování práce behem potenciálne velmi dlouhého</text:p>
        </text:list-item>
        <text:list-item>
          <text:p text:style-name="P10">blokování procesu (napr. IO)</text:p>
        </text:list-item>
        <text:list-item>
          <text:p text:style-name="P10">potreba synchronne reagovat na typicky asynchronni podnety</text:p>
        </text:list-item>
      </text:list>
      <text:p text:style-name="P5">V rámci procesu vlákna sdílí</text:p>
      <text:list xml:id="list1482660635950510337" text:style-name="L8">
        <text:list-item>
          <text:p text:style-name="P11">kontext pameti</text:p>
        </text:list-item>
        <text:list-item>
          <text:p text:style-name="P11">kontext prostredí</text:p>
        </text:list-item>
        <text:list-item>
          <text:p text:style-name="P11">otevrené soubory</text:p>
        </text:list-item>
        <text:list-item>
          <text:p text:style-name="P11">! nutnost synchronizace prístupu ke zdrojum (príští téma)</text:p>
        </text:list-item>
      </text:list>
      <text:p text:style-name="P5">Naopak vlákna v rámci procesu nesdílí</text:p>
      <text:list xml:id="list3809016085143727460" text:style-name="L9">
        <text:list-item>
          <text:p text:style-name="P12">kontext procesoru (CPU se prideluje vláknum)</text:p>
        </text:list-item>
        <text:list-item>
          <text:p text:style-name="P12">zásobník</text:p>
        </text:list-item>
        <text:list-item>
          <text:p text:style-name="P12">signály</text:p>
        </text:list-item>
        <text:list-item>
          <text:p text:style-name="P12">lokální data</text:p>
        </text:list-item>
      </text:list>
      <text:p text:style-name="P5"/>
      <text:p text:style-name="P5">MAPOVÁNÍ VLÁKEN na systémové prostředky</text:p>
      <text:list xml:id="list7548874138095880904" text:style-name="L17">
        <text:list-item>
          <text:p text:style-name="P23"><text:span text:style-name="T2">User-LevelThreads(ULT)</text:span></text:p>
          <text:list>
            <text:list-item>
              <text:p text:style-name="P24"><text:span text:style-name="T2">Jádro o jejich existenci neví (manipuluje s celými procesy) – správa úrovni uživatelského / aplikačního programu</text:span></text:p>
              <text:list>
                <text:list-item>
                  <text:p text:style-name="P24"><text:span text:style-name="T2">přepojování mezi vlákny nepožaduje prováděnífunkcí jádra</text:span></text:p>
                </text:list-item>
                <text:list-item>
                  <text:p text:style-name="P24"><text:span text:style-name="T2">nepřepíná se ani kontext procesu ani režim procesoru</text:span></text:p>
                </text:list-item>
                <text:list-item>
                  <text:p text:style-name="P24"><text:span text:style-name="T2">ULT potřebují uživatelskou knihovnu (ke slinkovaní s aplikací)</text:span></text:p>
                </text:list-item>
              </text:list>
            </text:list-item>
            <text:list-item>
              <text:p text:style-name="P24"><text:span text:style-name="T2">Výhody</text:span></text:p>
              <text:list>
                <text:list-item>
                  <text:p text:style-name="P24"><text:span text:style-name="T2">přepínání mezi vlákny nepožaduje prováděníjádra (tj.vyššírychlost) - nepřepínáse ani kontext ani režim procesoru</text:span></text:p>
                </text:list-item>
                <text:list-item>
                  <text:p text:style-name="P24"><text:span text:style-name="T2">plánováníje specificképro konkrétní aplikaci - (aplikace si vama pro sebe volí nejvhodnější algoritmus)</text:span></text:p>
                </text:list-item>
                <text:list-item>
                  <text:p text:style-name="P24"><text:span text:style-name="T2">ULT mohou běžet pod kterýmkoliv OS (není vyžadována podpora jádra OS)</text:span></text:p>
                </text:list-item>
              </text:list>
            </text:list-item>
            <text:list-item>
              <text:p text:style-name="P24"><text:span text:style-name="T2">Nevýhody</text:span></text:p>
              <text:list>
                <text:list-item>
                  <text:p text:style-name="P24"><text:span text:style-name="T2">většina voláníslužeb OS způsobí </text:span><text:span text:style-name="T4">blokování</text:span><text:span text:style-name="T2"> </text:span><text:span text:style-name="T4">celého</text:span><text:span text:style-name="T2"> </text:span><text:span text:style-name="T4">procesu</text:span><text:span text:style-name="T2"> (tj. všech vláken procesu)</text:span></text:p>
                </text:list-item>
                <text:list-item>
                  <text:p text:style-name="P24"><text:span text:style-name="T2">jádro může přidělovat procesor pouze procesům, dvěvlákna stejného procesu nemohou běžet na dvou procesorech</text:span></text:p>
                </text:list-item>
              </text:list>
              <text:p text:style-name="P24"><text:span text:style-name="T2"/></text:p>
            </text:list-item>
          </text:list>
        </text:list-item>
        <text:list-item>
          <text:p text:style-name="P23"><text:span text:style-name="T2">Kernel-LevelThreads(KLT)</text:span></text:p>
          <text:list>
            <text:list-item>
              <text:p text:style-name="P24"><text:span text:style-name="T2">Výhody</text:span></text:p>
              <text:list>
                <text:list-item>
                  <text:p text:style-name="P24"><text:span text:style-name="T2">jádro může současněplánovat běh více vákenstejného procesu na více procesorech</text:span></text:p>
                </text:list-item>
                <text:list-item>
                  <text:p text:style-name="P24"><text:span text:style-name="T2">k blokovánídocházína úrovni vlákna (neníblokován celý proces)</text:span></text:p>
                </text:list-item>
                <text:list-item>
                  <text:p text:style-name="P24"><text:span text:style-name="T2">I programy jádra mohou mít multivláknovýcharakter</text:span></text:p>
                </text:list-item>
              </text:list>
            </text:list-item>
            <text:list-item>
              <text:p text:style-name="P24"><text:span text:style-name="T2">Nevýhody</text:span></text:p>
              <text:list>
                <text:list-item>
                  <text:p text:style-name="P24"><text:span text:style-name="T2">přepojovánímezi vlákny stejného procesu zprostředkovává jádro (tj. pomaleji)</text:span></text:p>
                </text:list-item>
                <text:list-item>
                  <text:p text:style-name="P24"><text:span text:style-name="T2">při přepnutívlákna se 2x přepíná režim procesoru (tj. režie navíc)</text:span></text:p>
                  <text:p text:style-name="P24"><text:span text:style-name="T2"/></text:p>
                </text:list-item>
              </text:list>
            </text:list-item>
          </text:list>
        </text:list-item>
        <text:list-item>
          <text:p text:style-name="P23"><text:span text:style-name="T2">Kombinace ULT/KLT</text:span></text:p>
          <text:list>
            <text:list-item>
              <text:p text:style-name="P24"><text:span text:style-name="T2">Vlákna se vytvářejí v uživatelském prostoru</text:span></text:p>
            </text:list-item>
            <text:list-item>
              <text:p text:style-name="P24"><text:span text:style-name="T2">Většina plánovánía synchronizace se dělá v uživatelském prostoru</text:span></text:p>
            </text:list-item>
            <text:list-item>
              <text:p text:style-name="P24"><text:span text:style-name="T2">Programátor může nastavit počet vláken na úrovni jádra</text:span></text:p>
            </text:list-item>
            <text:list-item>
              <text:p text:style-name="P24"><text:span text:style-name="T2">Lze kombinovat přínosy oboru přístupů</text:span></text:p>
            </text:list-item>
            <text:list-item>
              <text:p text:style-name="P24"><text:soft-page-break/><text:span text:style-name="T2">Modely:</text:span></text:p>
              <text:list>
                <text:list-item>
                  <text:p text:style-name="P24"><text:span text:style-name="T2">n : 1</text:span></text:p>
                  <text:list>
                    <text:list-item>
                      <text:p text:style-name="P24"><text:span text:style-name="T2">více ULT se zobrazuje do 1 KLT</text:span></text:p>
                    </text:list-item>
                    <text:list-item>
                      <text:p text:style-name="P24"><text:span text:style-name="T2">používá se na systémech, které nepodporujíKLT</text:span></text:p>
                    </text:list-item>
                  </text:list>
                </text:list-item>
                <text:list-item>
                  <text:p text:style-name="P24"><text:span text:style-name="T2">1 : 1</text:span></text:p>
                  <text:list>
                    <text:list-item>
                      <text:p text:style-name="P24"><text:span text:style-name="T2">každý ULT se zobrazuje do 1 KLT (Windows 95/98/NT/2000/XP, OS/2)</text:span></text:p>
                    </text:list-item>
                  </text:list>
                </text:list-item>
                <text:list-item>
                  <text:p text:style-name="P24"><text:span text:style-name="T2">n : m</text:span></text:p>
                  <text:list>
                    <text:list-item>
                      <text:p text:style-name="P24"><text:span text:style-name="T2">více ULT se může zobrazovat do více KLT (Solaris2, Windows NT/2000 sThreadFiberpackage)</text:span></text:p>
                    </text:list-item>
                    <text:list-item>
                      <text:p text:style-name="P24"><text:span text:style-name="T2">OS může vytvořit dostatečný počet KLT</text:span></text:p>
                      <text:p text:style-name="P24"><text:span text:style-name="T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2">ss</text:span></text:p>
        </text:list-item>
      </text:list>
      <text:p text:style-name="P5"/>
      <text:p text:style-name="Standard">3 podmínky rešení problému KS</text:p>
      <text:list xml:id="list3054391810548035659" text:style-name="L10">
        <text:list-item>
          <text:p text:style-name="P16">vzájemné vyloucení</text:p>
        </text:list-item>
        <text:list-item>
          <text:p text:style-name="P16">vyloucení uváznutí (deadlock)</text:p>
        </text:list-item>
        <text:list-item>
          <text:p text:style-name="P16">vyloucení stárnutí (konecné cekáná na vstup do KS)</text:p>
        </text:list-item>
      </text:list>
      <text:p text:style-name="Standard">Algoritmy vzájemného vyloucení</text:p>
      <text:list xml:id="list8768635835564947806" text:style-name="L11">
        <text:list-item>
          <text:p text:style-name="P17">Dekker</text:p>
        </text:list-item>
        <text:list-item>
          <text:p text:style-name="P17">Peterson</text:p>
        </text:list-item>
      </text:list>
      <text:p text:style-name="P5"/>
      <text:p text:style-name="P5">Vzájemné vyloučení:</text:p>
      <text:list xml:id="list8771664367921043001" text:style-name="L12">
        <text:list-item>
          <text:p text:style-name="P14">Mutexy</text:p>
          <text:list>
            <text:list-item>
              <text:p text:style-name="P13">binární – odemčeno, začeno. Zamknout mutex muže pouze 1 vlákno další vlákna pak pri pokusu o zamcení cekájí na odemcení (blokující, neblokující)</text:p>
            </text:list-item>
            <text:list-item>
              <text:p text:style-name="P13">spinlock – aktivní čekání</text:p>
            </text:list-item>
            <text:list-item>
              <text:p text:style-name="P13">vhodné mít zámky podle typu operace (čtení, zápis)</text:p>
            </text:list-item>
            <text:list-item>
              <text:p text:style-name="P13">Atomicita zamykání mutexu je garantována jádrem</text:p>
            </text:list-item>
          </text:list>
        </text:list-item>
        <text:list-item>
          <text:p text:style-name="P14">semafory</text:p>
          <text:list>
            <text:list-item>
              <text:p text:style-name="P13">čítač, jádro kontroluje atomicitu operace</text:p>
            </text:list-item>
            <text:list-item>
              <text:p text:style-name="P13">lze použít <text:s/>i pro synchronizaci procesů – pojmenované semafory</text:p>
            </text:list-item>
            <text:list-item>
              <text:p text:style-name="P13">úlohy typu Producent-Konzument</text:p>
            </text:list-item>
          </text:list>
        </text:list-item>
        <text:list-item>
          <text:p text:style-name="P14">bariéra</text:p>
          <text:list>
            <text:list-item>
              <text:p text:style-name="P18">Zarážka – synchronizace vláken na konkrétní místo v programu.</text:p>
            </text:list-item>
            <text:list-item>
              <text:p text:style-name="P18">Dokud se na bariére nezastaví specifikovaný pocet vláken, jsou všechny blokovány, následne jsou všechny najednou probuzeny</text:p>
            </text:list-item>
          </text:list>
        </text:list-item>
        <text:list-item>
          <text:p text:style-name="P13"><text:span text:style-name="T5">podmínkvá</text:span> proměnná</text:p>
          <text:list>
            <text:list-item>
              <text:p text:style-name="P13">Obdoba bariéry, ale neceká se na urcitý pocet cekajících<text:tab/> vláken, ale na splnení podmínky.</text:p>
            </text:list-item>
            <text:list-item>
              <text:p text:style-name="P13">Pri splnení podmínky mohou být spušteny všechny vlákna, nebo jen jedno.</text:p>
            </text:list-item>
            <text:list-item>
              <text:p text:style-name="P13">Využívá pomocný mutex</text:p>
            </text:list-item>
            <text:list-item>
              <text:p text:style-name="P13">odstaňuje bussy-waiting (spinlock)</text:p>
            </text:list-item>
          </text:list>
        </text:list-item>
        <text:list-item>
          <text:p text:style-name="P13"/>
        </text:list-item>
      </text:list>
      <text:p text:style-name="P5"/>
      <text:p text:style-name="P5"/>
      <text:p text:style-name="Standard">Paralelismus v kontextu procesů:</text:p>
      <text:list xml:id="list6895811393059319541" text:style-name="L13">
        <text:list-item>
          <text:p text:style-name="P19">hrubý – procesy, více samostatných procesů nebo více instancí stejného programu (například provádějící různé části jednoho programu) využívá se funkce FORK()</text:p>
        </text:list-item>
        <text:list-item>
          <text:p text:style-name="P19">jemý – vlákna</text:p>
        </text:list-item>
      </text:list>
      <text:p text:style-name="Standard"/>
      <text:p text:style-name="Standard"/>
      <text:p text:style-name="Standard">Plánování:</text:p>
      <text:list xml:id="list4413674679516853286" text:style-name="L15">
        <text:list-item>
          <text:p text:style-name="P20">Strategický plánovač – rozhoduje které procesy zavést do paměti a spustit (můžeou být i <text:soft-page-break/>dávkové úlohy), nemusí být extra rychlý a je spouštěn realivně málo)</text:p>
        </text:list-item>
        <text:list-item>
          <text:p text:style-name="P20">krátkodobý plánovač – vybírá z úloh ve stavu "ready", kterou hodí na procesor</text:p>
        </text:list-item>
        <text:list-item>
          <text:p text:style-name="P20">střednědobý plánvač – rozhoduje, které procesy odswapovat a které ze swapu nahrát do paměti</text:p>
        </text:list-item>
      </text:list>
      <text:p text:style-name="Standard"/>
      <text:p text:style-name="Standard">Vlánka vs. Procesy</text:p>
      <text:list xml:id="list5004347113188009177" text:style-name="L16">
        <text:list-item>
          <text:p text:style-name="P21">Model</text:p>
          <text:list>
            <text:list-item>
              <text:p text:style-name="P21">jen procesy (ne vlákna)</text:p>
              <text:list>
                <text:list-item>
                  <text:p text:style-name="P21">proces: jednotka plánování činnosti i jednotka vlastnící prostředky</text:p>
                </text:list-item>
              </text:list>
            </text:list-item>
            <text:list-item>
              <text:p text:style-name="P21">procesy a vlákna</text:p>
              <text:list>
                <text:list-item>
                  <text:p text:style-name="P22">proces: <text:span text:style-name="T6">jednotka</text:span> vlastnící zdroje</text:p>
                </text:list-item>
                <text:list-item>
                  <text:p text:style-name="P22">vlákno: <text:span text:style-name="T6">jednotka</text:span> plánování činnosti</text:p>
                </text:list-item>
              </text:list>
            </text:list-item>
          </text:list>
        </text:list-item>
        <text:list-item>
          <text:p text:style-name="P21">vlákan jsou "lightweight procesy"</text:p>
        </text:list-item>
        <text:list-item>
          <text:p text:style-name="P21"/>
        </text:list-item>
        <text:list-item>
          <text:p text:style-name="P21">vytvoření <text:span text:style-name="T5">procesu</text:span> je poměrně náročná a zdlouhavá záležitost – je nutné vytvořit nový proces, alokovat paměťa zdroje, překopírovat paměť (možnost provést fork – pouze pro čtení a kopírovat paměť až v případě zápisu – každopádně drahá záležitost)</text:p>
        </text:list-item>
        <text:list-item>
          <text:p text:style-name="P21">režije spojená s přepínáím procesu je poměrně velká, musí se přepnout kontext, uložit zásobník, paměť deskriptory</text:p>
        </text:list-item>
        <text:list-item>
          <text:p text:style-name="P21">sdílení zdrojů obecně není podporováno a záleží na systému i tak je to ale celkem drahý a komplikovaný proces</text:p>
        </text:list-item>
        <text:list-item>
          <text:p text:style-name="P21"/>
        </text:list-item>
        <text:list-item>
          <text:p text:style-name="P21">Vytvoření <text:span text:style-name="T5">vlánka</text:span> je jednoduchý a rychlý proces díky sdílení zdrojů</text:p>
        </text:list-item>
        <text:list-item>
          <text:p text:style-name="P21">Přepnutí vlákna je rychlé, protože sdílí většinu zdrojů</text:p>
        </text:list-item>
        <text:list-item>
          <text:p text:style-name="P21">dnešní procesory mají přímou podporu vláken což ještě více urychluje vytváření a přepínání vláken</text:p>
        </text:list-item>
        <text:list-item>
          <text:p text:style-name="P21">když vlákno čekána ukončeníI/O operace, může běžet jiné vlákno téhož procesu, anižby se přepínalo mezi procesy (cožje časověnáročné)</text:p>
        </text:list-item>
        <text:list-item>
          <text:p text:style-name="P21">Díky sdílení paměti a zdrojů možnost komunikace bez potřeby volání služeb jádra OS -&gt; podstatně rychlejš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MSans10-Oblique" svg:font-family="LMSans10-Oblique" style:font-family-generic="swiss"/>
    <style:font-face style:name="LMSans10-Regular" svg:font-family="LM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8M9S</meta:editing-duration>
    <meta:editing-cycles>28</meta:editing-cycles>
    <meta:generator>OpenOffice/4.0.1$Win32 OpenOffice.org_project/401m5$Build-9714</meta:generator>
    <dc:date>2014-06-15T11:55:08.53</dc:date>
    <dc:creator>Martin </dc:creator>
    <meta:document-statistic meta:table-count="0" meta:image-count="0" meta:object-count="0" meta:page-count="4" meta:paragraph-count="140" meta:word-count="1111" meta:character-count="6961"/>
    <meta:user-defined meta:name="Info 1"/>
    <meta:user-defined meta:name="Info 2"/>
    <meta:user-defined meta:name="Info 3"/>
    <meta:user-defined meta:name="Info 4"/>
  </office:meta>
</office:document-meta>
</file>